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Text_20_body">
      <style:text-properties officeooo:rsid="006ea722" officeooo:paragraph-rsid="006ea722"/>
    </style:style>
    <style:style style:name="P43" style:family="paragraph" style:parent-style-name="Text_20_body">
      <style:text-properties officeooo:rsid="006f1851" officeooo:paragraph-rsid="006f1851"/>
    </style:style>
    <style:style style:name="P44" style:family="paragraph" style:parent-style-name="Heading_20_1">
      <style:text-properties officeooo:paragraph-rsid="0041e535"/>
    </style:style>
    <style:style style:name="P45" style:family="paragraph" style:parent-style-name="Heading_20_1">
      <style:text-properties officeooo:rsid="00321bee"/>
    </style:style>
    <style:style style:name="P46" style:family="paragraph" style:parent-style-name="Heading_20_1">
      <style:text-properties officeooo:rsid="003aa8ee" officeooo:paragraph-rsid="003aa8ee"/>
    </style:style>
    <style:style style:name="P47" style:family="paragraph" style:parent-style-name="Heading_20_1">
      <style:text-properties officeooo:rsid="0058469b" officeooo:paragraph-rsid="0058469b"/>
    </style:style>
    <style:style style:name="P48" style:family="paragraph" style:parent-style-name="Text_20_body">
      <style:text-properties officeooo:rsid="006f1851" officeooo:paragraph-rsid="006f1851"/>
    </style:style>
    <style:style style:name="P49" style:family="paragraph" style:parent-style-name="Text_20_body">
      <style:text-properties officeooo:rsid="0070cabd" officeooo:paragraph-rsid="0070cabd"/>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T17" style:family="text">
      <style:text-properties officeooo:rsid="006f185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44"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 <text:span text:style-name="T17">x2</text:span></text:p>
      <text:p text:style-name="P5">Mono spin radiator — radiate more on one spin of ferrite or dielectric core than the other, causes rotation of e.g. electrons or a disc <text:span text:style-name="T17">x2</text:span></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45"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46"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47"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2">The magnetic core of the capacitor has sawtooth shape on one side to rotate the blades of the fan with the generated impulse.</text:p>
      <text:h text:style-name="Heading_20_1" text:outline-level="1">Flying saucers — marked undesirable</text:h>
      <text:p text:style-name="P43">The «tabernacle» aka capacitor core with coil can only be made by sacrificing a person who is in some way «married» to the sacrificer.</text:p>
      <text:p text:style-name="P43">To make a flying saucer that works in space, even on orbit, one has to utilise the 9 goldium radiators and the conventional energy inward radiator aka resistor inverting inductor/transformer but the «tabernacle» radiator involves a sacrifice.</text:p>
      <text:p text:style-name="P43">For that reason the flying saucer could and should be considered undesirable.</text:p>
      <text:p text:style-name="P43">Nothe these would still use lift for their launch if there is Aether pumped grid on the ground. This grid will prevent them from verically landing or taking off.</text:p>
      <text:h text:style-name="Heading_20_1" text:outline-level="1">DDR6 ECC and DDR7 restrictions</text:h>
      <text:p text:style-name="P49">DDR6 ECC memory would have to poison the users because[1] the spark-plug of the magnetic and dielectric mono-spin radiators would decay the material in the spark plug, which would, if the spark plug is about 1mm^3 of insulator about 10 nano particles per second estimated.</text:p>
      <text:p text:style-name="P49">DDR7 ECC would also require the human sacrifices of a spouse like figure like the Flying saucers.</text:p>
      <text:p text:style-name="P49">However, this might enable to put a person inside a computing device. It would have to emulate 2 brains for the «good» and «bad» side of the person, where there might not be unilateral agreement of which side is «good» and «bad».</text:p>
      <text:p text:style-name="P49">This is possible with 1nm chips, and the cpu i’m developint, but it will have to return to dual read domains, the decreased wire delay allows for the 7nm crossbar again, but we’ll move integer simd to the general purpose unit, and have a dual store, aslso 16 bit scatter-gather on the store, load-modify-store on the store AGU alone, load-modify-store with retention of data, and 64 4 load units with 16 bit gather. An extra index mode to be introduced with size 0000, where 3 5 bit portions of the 16 bit sub index are shifted to fixed position to allocate coordinates of the brain cell such as 1,15,29.</text:p>
      <text:p text:style-name="P49">The KPMM or another address space extension is to be provided.</text:p>
      <text:p text:style-name="P49">Hardware 100-115 times compression for connectome information would have to be bolted on.</text:p>
      <text:p text:style-name="P49">Cache L1D$ would have to be reduced from 128KB per cpu basic unit to 64 due to greater minimal size of the cell.</text:p>
      <text:p text:style-name="P49"><text:soft-page-break/>Extra clock stage is needed for the free and fixed register read.</text:p>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15T17:51:54.459995419</dc:date>
    <meta:editing-duration>PT4H23M10S</meta:editing-duration>
    <meta:editing-cycles>73</meta:editing-cycles>
    <meta:generator>LibreOffice/24.2.7.2$Linux_X86_64 LibreOffice_project/420$Build-2</meta:generator>
    <meta:document-statistic meta:table-count="0" meta:image-count="0" meta:object-count="10" meta:page-count="8" meta:paragraph-count="143" meta:word-count="2985" meta:character-count="17361" meta:non-whitespace-character-count="14496"/>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